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5.398cm"/>
    </style:style>
    <style:style style:name="Table1.B" style:family="table-column">
      <style:table-column-properties style:column-width="2.752cm"/>
    </style:style>
    <style:style style:name="Table1.D" style:family="table-column">
      <style:table-column-properties style:column-width="3.281cm"/>
    </style:style>
    <style:style style:name="Table1.A1" style:family="table-cell">
      <style:table-cell-properties style:vertical-align="middle" fo:padding="0.053cm" fo:border="none"/>
    </style:style>
    <style:style style:name="Table2" style:family="table">
      <style:table-properties style:width="17.59cm" table:align="left"/>
    </style:style>
    <style:style style:name="Table2.A" style:family="table-column">
      <style:table-column-properties style:column-width="6.902cm"/>
    </style:style>
    <style:style style:name="Table2.B" style:family="table-column">
      <style:table-column-properties style:column-width="2.752cm"/>
    </style:style>
    <style:style style:name="Table2.D" style:family="table-column">
      <style:table-column-properties style:column-width="2.877cm"/>
    </style:style>
    <style:style style:name="Table2.E" style:family="table-column">
      <style:table-column-properties style:column-width="2.307cm"/>
    </style:style>
    <style:style style:name="Table2.A1" style:family="table-cell">
      <style:table-cell-properties style:vertical-align="middle" fo:padding="0.053cm" fo:border="none"/>
    </style:style>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sans-serif"/>
    </style:style>
    <style:style style:name="P3" style:family="paragraph" style:parent-style-name="Standard">
      <style:paragraph-properties fo:margin-top="0cm" fo:margin-bottom="0cm"/>
      <style:text-properties fo:font-size="2pt" style:font-size-asian="2pt" style:font-size-complex="2pt"/>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margin-top="0cm" fo:margin-bottom="0cm"/>
    </style:style>
    <style:style style:name="P7" style:family="paragraph" style:parent-style-name="Text_20_body" style:list-style-name="L3">
      <style:paragraph-properties fo:margin-top="0cm" fo:margin-bottom="0cm"/>
    </style:style>
    <style:style style:name="P8" style:family="paragraph" style:parent-style-name="Table_20_Heading">
      <style:text-properties fo:font-size="2pt" style:font-size-asian="2pt" style:font-size-complex="2pt"/>
    </style:style>
    <style:style style:name="T1" style:family="text">
      <style:text-properties style:font-name="sans-serif"/>
    </style:style>
    <style:style style:name="T2"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patientName"/>  Milena Basaric </text:h>
      <text:section text:style-name="Sect1" text:name="Section1">
        <text:section text:style-name="Sect1" text:name="Section2">
          <text:section text:style-name="Sect1" text:name="reportsview">
            <text:section text:style-name="Sect1" text:name="_ReportPatientDetailsContainer1">
              <text:section text:style-name="Sect1" text:name="_ReportDetailsContainer1_0">
                <text:p text:style-name="Text_20_body"><text:bookmark text:name="_ReportPatientNameLabel"/>Patient:<text:bookmark text:name="_ReportPatientNameInfo"/>BASARIC, MILENA</text:p>
              </text:section>
              <text:section text:style-name="Sect1" text:name="_ReportDetailsContainer1_1">
                <text:p text:style-name="Text_20_body"><text:bookmark text:name="_ReportPHNLabel"/>HC #:<text:bookmark text:name="_ReportPHNInfo"/>7392269887KB</text:p>
              </text:section>
              <text:section text:style-name="Sect1" text:name="_ReportDetailsContainer1_2">
                <text:p text:style-name="Text_20_body"><text:bookmark text:name="_ReportPhoneNumberLabel"/>Phone:<text:bookmark text:name="_ReportPhoneNumberInfo"/>(416) 466-0482</text:p>
              </text:section>
              <text:section text:style-name="Sect1" text:name="_ReportDetailsContainer1_3">
                <text:p text:style-name="Text_20_body"><text:bookmark text:name="_ReportLabNumberLabel"/>Lab No:<text:bookmark text:name="_ReportLabNumberInfo"/>2023-3B3060393</text:p>
              </text:section>
            </text:section>
            <text:section text:style-name="Sect1" text:name="_ReportPatientDetailsContainer2">
              <text:p text:style-name="Text_20_body"/>
              <text:section text:style-name="Sect1" text:name="_ReportDetailsContainer2_1">
                <text:p text:style-name="P6"><text:bookmark text:name="_ReportAGELabel"/>Age:<text:bookmark text:name="_ReportAGEInfo"/>87 years</text:p>
                <text:p text:style-name="P6"><text:bookmark text:name="_ReportDOBLabel"/>DOB:<text:bookmark text:name="_ReportDOBInfo"/>Aug 22 1936</text:p>
                <text:p text:style-name="P6"><text:bookmark text:name="_ReportCollectedOnLabel"/>Date of Service:<text:bookmark text:name="_ReportCollectedOnInfo"/>Nov 02 2023 12:55</text:p>
                <text:p text:style-name="P6"><text:bookmark text:name="_ReportReportedOnLabel"/>Reported On:<text:bookmark text:name="_ReportReportedOnInfo"/>Nov 03 2023 11:48</text:p>
              </text:section>
              <text:section text:style-name="Sect1" text:name="_ReportDetailsContainer2_2">
                <text:p text:style-name="Text_20_body"><text:bookmark text:name="_ReportSexLabel"/>Gender:<text:bookmark text:name="_ReportSexInfo"/>Female</text:p>
              </text:section>
              <text:section text:style-name="Sect1" text:name="_ReportDetailsContainer2_3">
                <text:p text:style-name="P6"><text:bookmark text:name="_ReportPatientIDLabel"/>Patient ID:<text:bookmark text:name="_ReportPatientIDInfo"/>  </text:p>
                <text:p text:style-name="P6"><text:bookmark text:name="_ReportReferingSiteIDLabel"/>Referring Site ID:<text:bookmark text:name="_ReportReferingSiteIDInfo"/>  </text:p>
                <text:p text:style-name="P6"><text:bookmark text:name="_ReportReportedByLabel"/>Reported By:<text:bookmark text:name="_ReportReportedByInfo"/>LifeLabs</text:p>
              </text:section>
              <text:section text:style-name="Sect1" text:name="_ReportPatientDetailsContainer2_4">
                <text:p text:style-name="P6"><text:bookmark text:name="_ReportOrderedByLabel"/>Ordered By:<text:bookmark text:name="_ReportOrderedByInfo"/>STEGNAJIC DR. SNEZANA</text:p>
                <text:p text:style-name="P6"><text:bookmark text:name="_ReportCCLabel"/>CC:<text:bookmark text:name="_ReportCCInfo"/>  </text:p>
              </text:section>
            </text:section>
            <table:table table:name="Table1" table:style-name="Table1">
              <table:table-column table:style-name="Table1.A"/>
              <table:table-column table:style-name="Table1.B" table:number-columns-repeated="2"/>
              <table:table-column table:style-name="Table1.D"/>
              <table:table-column table:style-name="Table1.B"/>
              <table:table-row>
                <table:table-cell table:style-name="Table1.A1" office:value-type="string">
                  <text:p text:style-name="P8"/>
                </table:table-cell>
                <table:table-cell table:style-name="Table1.A1" office:value-type="string">
                  <text:p text:style-name="Table_20_Heading">Flags</text:p>
                </table:table-cell>
                <table:table-cell table:style-name="Table1.A1" office:value-type="string">
                  <text:p text:style-name="Table_20_Heading">Results</text:p>
                </table:table-cell>
                <table:table-cell table:style-name="Table1.A1" office:value-type="string">
                  <text:p text:style-name="Table_20_Heading">Reference</text:p>
                </table:table-cell>
                <table:table-cell table:style-name="Table1.A1" office:value-type="string">
                  <text:p text:style-name="Table_20_Heading">Units</text:p>
                </table:table-cell>
              </table:table-row>
            </table:table>
            <text:p text:style-name="P3"><text:bookmark text:name="Reportbody"/></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Table_20_Heading">General Chemistry<text:bookmark text:name="bgcolor"/></text:p>
                </table:table-cell>
                <table:covered-table-cell/>
                <table:covered-table-cell/>
                <table:covered-table-cell/>
                <table:covered-table-cell/>
              </table:table-row>
              <table:table-row>
                <table:table-cell table:style-name="Table2.A1" office:value-type="string">
                  <text:p text:style-name="Table_20_Contents">Hemoglobin A1C/Total Hemoglobin</text:p>
                </table:table-cell>
                <table:table-cell table:style-name="Table2.A1" office:value-type="string">
                  <text:p text:style-name="Table_20_Contents">HI</text:p>
                </table:table-cell>
                <table:table-cell table:style-name="Table2.A1" office:value-type="string">
                  <text:p text:style-name="Table_20_Contents">8.7</text:p>
                </table:table-cell>
                <table:table-cell table:style-name="Table2.A1" office:value-type="string">
                  <text:p text:style-name="Table_20_Contents">&lt;6.0</text:p>
                </table:table-cell>
                <table:table-cell table:style-name="Table2.A1" office:value-type="string">
                  <text:p text:style-name="Table_20_Contents">%</text:p>
                </table:table-cell>
              </table:table-row>
              <table:table-row>
                <table:table-cell table:style-name="Table2.A1" office:value-type="string">
                  <text:p text:style-name="Table_20_Contents"> </text:p>
                </table:table-cell>
                <table:table-cell table:style-name="Table2.A1" table:number-columns-spanned="4" office:value-type="string">
                  <text:p text:style-name="Table_20_Contents">Diabetes Canada 2018 Guidelines:<text:line-break/>--------------------------------------------------<text:line-break/>Screening and Diagnosis: &lt; 5.5 % Normal<text:line-break/>5.5% - 5.9 % At risk<text:line-break/>6.0% - 6.4 % Prediabetes<text:line-break/>&gt;OR= 6.5 % Diabetes Mellitus<text:line-break/>If HbA1c &gt;OR= 6.5 % and asymptomatic, confirm<text:line-break/>using Fasting Glucose, HbA1c or 75g OGTT.<text:line-break/>--------------------------------------------------<text:line-break/>Monitoring: Target in adults without comorbidities. Other<text:line-break/>targets may be more appropriate in children,<text:line-break/>elderly and patients with comorbidities.<text:line-break/>--------------------------------------------------<text:line-break/>Results may not accurately reflect mean blood<text:line-break/>glucose in patients with hemoglobin variants,<text:line-break/>disorders associated with abnormal erythrocyte<text:line-break/>turnover, severe renal and liver disorders.</text:p>
                </table:table-cell>
                <table:covered-table-cell/>
                <table:covered-table-cell/>
                <table:covered-table-cell/>
              </table:table-row>
            </table:table>
          </text:section>
        </text:section>
      </text:section>
      <text:section text:style-name="Sect1" text:name="modalContainer">
        <text:p text:style-name="P6"/>
      </text:section>
      <text:section text:style-name="Sect1" text:name="footer">
        <text:p text:style-name="Text_20_body">At LifeLabs, we care about people's health and are committed to empowering a healthier you.</text:p>
        <text:p text:style-name="Text_20_body">We humbly acknowledge that our company conducts its operations across the vast and diverse lands of what is now called Canada, home to the traditional territories of First Nations, Inuit, and Métis Peoples, each with their distinct cultures, languages, and histories. We are mindful of their unique rights and perspectives, actively seeking engagement and partnership, and striving to build sustainable relationships. Our vision of a more inclusive and equitable future guides us in providing caring,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Paul</meta:initial-creator>
    <meta:creation-date>2023-05-09T17:15:07.54</meta:creation-date>
    <dc:date>2023-12-12T10:54:28.36</dc:date>
    <dc:creator>John Paul</dc:creator>
    <meta:editing-duration>PT10M58S</meta:editing-duration>
    <meta:editing-cycles>2</meta:editing-cycles>
    <meta:generator>OpenOffice/4.1.13$Win32 OpenOffice.org_project/4113m1$Build-9810</meta:generator>
    <meta:document-statistic meta:table-count="2" meta:image-count="0" meta:object-count="0" meta:page-count="1" meta:paragraph-count="29" meta:word-count="230" meta:character-count="1682"/>
  </office:meta>
</office:document-meta>
</file>